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r.Subscriber( int prio , boolean canc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scriberCancelOtherEvent.onEvent( String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CancelEventDeliveryTest.test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BusCancelEventDeliveryTest.testCancelWrong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scriber.onEvent2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.handleEvent( String event , int pri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scriber.onEvent3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MainThread.onEventMainThread( String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BusCancelEventDeliveryTest.testCancelInBetw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scriber.onEvent1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CancelEventDeliveryTest.testCancelOutsideEvent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